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miri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Amiri"/>
    </style:style>
    <style:style style:name="P3" style:family="paragraph" style:parent-style-name="Text_20_body">
      <style:paragraph-properties fo:text-align="center" style:justify-single-word="false"/>
      <style:text-properties style:font-name="Amiri"/>
    </style:style>
    <style:style style:name="P4" style:family="paragraph" style:parent-style-name="Text_20_body">
      <style:paragraph-properties fo:text-align="center" style:justify-single-word="false"/>
      <style:text-properties style:font-name="Amiri" officeooo:paragraph-rsid="0005a13e"/>
    </style:style>
    <style:style style:name="P5" style:family="paragraph" style:parent-style-name="Text_20_body">
      <style:paragraph-properties fo:text-align="center" style:justify-single-word="false"/>
      <style:text-properties style:font-name="Amiri" officeooo:paragraph-rsid="000a5268"/>
    </style:style>
    <style:style style:name="P6" style:family="paragraph" style:parent-style-name="Heading_20_1">
      <style:paragraph-properties fo:text-align="start" style:justify-single-word="false" fo:break-before="page"/>
      <style:text-properties style:font-name="Amiri"/>
    </style:style>
    <style:style style:name="P7" style:family="paragraph" style:parent-style-name="Text_20_body">
      <style:paragraph-properties fo:text-align="start" style:justify-single-word="false"/>
      <style:text-properties style:font-name="Amiri"/>
    </style:style>
    <style:style style:name="P8" style:family="paragraph" style:parent-style-name="Text_20_body">
      <style:paragraph-properties fo:text-align="start" style:justify-single-word="false"/>
      <style:text-properties style:font-name="Amiri" officeooo:paragraph-rsid="00087192"/>
    </style:style>
    <style:style style:name="P9" style:family="paragraph" style:parent-style-name="Text_20_body">
      <style:paragraph-properties fo:text-align="start" style:justify-single-word="false"/>
      <style:text-properties style:font-name="Amiri" officeooo:paragraph-rsid="00069c5c"/>
    </style:style>
    <style:style style:name="P10" style:family="paragraph" style:parent-style-name="Bibliography_20_1">
      <style:text-properties style:font-name="Amiri"/>
    </style:style>
    <style:style style:name="P11" style:family="paragraph" style:parent-style-name="Text_20_body">
      <style:text-properties style:font-name="Amiri"/>
    </style:style>
    <style:style style:name="P12" style:family="paragraph" style:parent-style-name="Text_20_body">
      <style:paragraph-properties fo:text-align="end" style:justify-single-word="false"/>
      <style:text-properties style:font-name="Amiri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Amiri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Amiri" officeooo:rsid="000ad172" officeooo:paragraph-rsid="000ad172"/>
    </style:style>
    <style:style style:name="T1" style:family="text">
      <style:text-properties fo:font-variant="small-caps" style:text-position="0% 100%" fo:font-style="normal" style:text-underline-style="none" fo:font-weight="normal"/>
    </style:style>
    <style:style style:name="T2" style:family="text">
      <style:text-properties style:text-position="0% 100%" fo:font-style="normal" style:text-underline-style="none" fo:font-weight="normal"/>
    </style:style>
    <style:style style:name="T3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oral Annotations<text:line-break/>13/3/2023 17:24:44</text:h>
      <text:p text:style-name="P11"/>
      <text:p text:style-name="P3">" WORRIED SEEKER: hello world! "</text:p>
      <text:p text:style-name="P11"/>
      <text:p text:style-name="P4">” <text:reference-mark-start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<text:span text:style-name="T1">Cicero</text:span><text:span text:style-name="T2"> 1914</text:span><text:reference-mark-end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: eu ipsum a turpis euismod</text:p>
      <text:p text:style-name="P3">– WORRIED SEEKER: you foo? ”</text:p>
      <text:p text:style-name="P11"/>
      <text:p text:style-name="P4">” <text:reference-mark-start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<text:span text:style-name="T1">Cicero</text:span><text:span text:style-name="T2"> 1914</text:span><text:reference-mark-end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: empor vene</text:p>
      <text:p text:style-name="P3">– WORRIED SEEKER: call bar ”</text:p>
      <text:p text:style-name="P11"/>
      <text:p text:style-name="P4">” <text:reference-mark-start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<text:span text:style-name="T1">Cicero</text:span><text:span text:style-name="T2"> 1914</text:span><text:reference-mark-end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: um odio,</text:p>
      <text:p text:style-name="P3">– WORRIED SEEKER: bar ”</text:p>
      <text:p text:style-name="P11"/>
      <text:p text:style-name="P3">" WORRIED SEEKER: back to bar "</text:p>
      <text:p text:style-name="P11"/>
      <text:p text:style-name="P4">” <text:reference-mark-start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<text:span text:style-name="T1">Cicero</text:span><text:span text:style-name="T2"> 1914</text:span><text:reference-mark-end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: vitae nisl quis</text:p>
      <text:p text:style-name="P3">– WORRIED SEEKER: here comes foobar ”</text:p>
      <text:p text:style-name="P3"/>
      <text:p text:style-name="P3"/>
      <text:h text:style-name="P6" text:outline-level="1">Choral Anotations <text:line-break/>13/3/2023 17:05:24</text:h>
      <text:p text:style-name="P11"/>
      <text:p text:style-name="P7">" WORRIED SEEKER: hello world! "</text:p>
      <text:p text:style-name="P11"/>
      <text:p text:style-name="P8">” <text:reference-mark-start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<text:span text:style-name="T1">Cicero</text:span><text:span text:style-name="T2"> 1914</text:span><text:reference-mark-end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: eu ipsum a turpis euismod</text:p>
      <text:p text:style-name="P12">– WORRIED SEEKER: you foo? ”</text:p>
      <text:p text:style-name="P11"/>
      <text:p text:style-name="P8">” <text:reference-mark-start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<text:span text:style-name="T1">Cicero</text:span><text:span text:style-name="T2"> 1914</text:span><text:reference-mark-end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: empor vene</text:p>
      <text:p text:style-name="P12">– WORRIED SEEKER: call bar ”</text:p>
      <text:p text:style-name="P11"/>
      <text:p text:style-name="P8">” <text:reference-mark-start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<text:span text:style-name="T1">Cicero</text:span><text:span text:style-name="T2"> 1914</text:span><text:reference-mark-end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: um odio,</text:p>
      <text:p text:style-name="P12">– WORRIED SEEKER: bar ”</text:p>
      <text:p text:style-name="P11"/>
      <text:p text:style-name="P7">" WORRIED SEEKER: back to bar "</text:p>
      <text:p text:style-name="P11"/>
      <text:p text:style-name="P8">” <text:reference-mark-start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<text:span text:style-name="T1">Cicero</text:span><text:span text:style-name="T2"> 1914</text:span><text:reference-mark-end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: vitae nisl quis</text:p>
      <text:p text:style-name="P12">– WORRIED SEEKER: here comes foobar ”</text:p>
      <text:p text:style-name="P11"/>
      <text:p text:style-name="P11"/>
      <text:h text:style-name="P6" text:outline-level="1">Choral Anotations <text:line-break/>13/3/2023 17:14:02</text:h>
      <text:p text:style-name="P11"/>
      <text:p text:style-name="P7">" WORRIED SEEKER: hello world! "</text:p>
      <text:p text:style-name="P11"/>
      <text:p text:style-name="P9">” <text:reference-mark-start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<text:span text:style-name="T1">Cicero</text:span><text:span text:style-name="T2"> 1914</text:span><text:reference-mark-end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: eu ipsum a turpis euismod</text:p>
      <text:p text:style-name="P7">– WORRIED SEEKER: you foo? ”</text:p>
      <text:p text:style-name="P11"/>
      <text:p text:style-name="P9">” <text:reference-mark-start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<text:span text:style-name="T1">Cicero</text:span><text:span text:style-name="T2"> 1914</text:span><text:reference-mark-end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: empor vene</text:p>
      <text:p text:style-name="P7">– WORRIED SEEKER: call bar ”</text:p>
      <text:p text:style-name="P11"/>
      <text:p text:style-name="P9">” <text:reference-mark-start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<text:span text:style-name="T1">Cicero</text:span><text:span text:style-name="T2"> 1914</text:span><text:reference-mark-end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: um odio,</text:p>
      <text:p text:style-name="P7">– WORRIED SEEKER: bar ”</text:p>
      <text:p text:style-name="P11"/>
      <text:p text:style-name="P7">" WORRIED SEEKER: back to bar "</text:p>
      <text:p text:style-name="P11"/>
      <text:p text:style-name="P9">” <text:reference-mark-start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<text:span text:style-name="T1">Cicero</text:span><text:span text:style-name="T2"> 1914</text:span><text:reference-mark-end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: vitae nisl quis</text:p>
      <text:p text:style-name="P7">– WORRIED SEEKER: here comes foobar ”</text:p>
      <text:p text:style-name="P7"/>
      <text:p text:style-name="P7"/>
      <text:h text:style-name="P2" text:outline-level="1">Choral Anotations<text:line-break/>13/3/2023 16:34:05</text:h>
      <text:p text:style-name="P11"/>
      <text:p text:style-name="P8">” <text:reference-mark-start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<text:span text:style-name="T1">Cicero</text:span><text:span text:style-name="T2"> 1914</text:span><text:reference-mark-end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: eu ipsum a turpis euismod</text:p>
      <text:p text:style-name="P7">– WORRIED SEEKER: you foo? ”</text:p>
      <text:p text:style-name="P11"/>
      <text:p text:style-name="P8">” <text:reference-mark-start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<text:span text:style-name="T1">Cicero</text:span><text:span text:style-name="T2"> 1914</text:span><text:reference-mark-end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: empor vene</text:p>
      <text:p text:style-name="P7">– WORRIED SEEKER: call bar ”</text:p>
      <text:p text:style-name="P11"/>
      <text:p text:style-name="P8">” <text:reference-mark-start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<text:span text:style-name="T1">Cicero</text:span><text:span text:style-name="T2"> 1914</text:span><text:reference-mark-end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: um odio,</text:p>
      <text:p text:style-name="P7">– WORRIED SEEKER: bar ”</text:p>
      <text:p text:style-name="P11"/>
      <text:p text:style-name="P7">quietly:</text:p>
      <text:p text:style-name="P8">” <text:reference-mark-start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<text:span text:style-name="T1">Cicero</text:span><text:span text:style-name="T2"> 1914</text:span><text:reference-mark-end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: vitae nisl quis</text:p>
      <text:p text:style-name="P7">– WORRIED SEEKER: here comes foobar ”</text:p>
      <text:p text:style-name="P11"/>
      <text:p text:style-name="P11"/>
      <text:h text:style-name="P2" text:outline-level="1">Choral Annotations<text:line-break/>13/3/2023 18:59:04</text:h>
      <text:p text:style-name="P11"/>
      <text:p text:style-name="P3">WORRIED SEEKER:</text:p>
      <text:p text:style-name="P12">hello world! </text:p>
      <text:p text:style-name="P11"/>
      <text:p text:style-name="P5"><text:reference-mark-start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<text:span text:style-name="T1">Cicero</text:span><text:span text:style-name="T2"> 1914</text:span><text:reference-mark-end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:</text:p>
      <text:p text:style-name="P7">eu ipsum a turpis euismod</text:p>
      <text:p text:style-name="P3">WORRIED SEEKER: </text:p>
      <text:p text:style-name="P12">you foo? </text:p>
      <text:p text:style-name="P11"/>
      <text:p text:style-name="P5"><text:reference-mark-start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<text:span text:style-name="T1">Cicero</text:span><text:span text:style-name="T2"> 1914</text:span><text:reference-mark-end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:</text:p>
      <text:p text:style-name="P7">empor vene</text:p>
      <text:p text:style-name="P3">WORRIED SEEKER: </text:p>
      <text:p text:style-name="P12">call bar </text:p>
      <text:p text:style-name="P11"/>
      <text:p text:style-name="P5"><text:reference-mark-start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<text:span text:style-name="T1">Cicero</text:span><text:span text:style-name="T2"> 1914</text:span><text:reference-mark-end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:</text:p>
      <text:p text:style-name="P7">um odio,</text:p>
      <text:p text:style-name="P3">WORRIED SEEKER: </text:p>
      <text:p text:style-name="P12">bar </text:p>
      <text:p text:style-name="P11"/>
      <text:p text:style-name="P3">WORRIED SEEKER:</text:p>
      <text:p text:style-name="P12"><text:soft-page-break/>back to bar </text:p>
      <text:p text:style-name="P11"/>
      <text:p text:style-name="P5"><text:reference-mark-start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<text:span text:style-name="T1">Cicero</text:span><text:span text:style-name="T2"> 1914</text:span><text:reference-mark-end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:</text:p>
      <text:p text:style-name="P7">vitae nisl quis</text:p>
      <text:p text:style-name="P3">WORRIED SEEKER: </text:p>
      <text:p text:style-name="P12">here comes foobar ”</text:p>
      <text:p text:style-name="P13"/>
      <text:p text:style-name="P13"/>
      <text:p text:style-name="P13"/>
      <text:p text:style-name="P14"/>
      <text:p text:style-name="P11"/>
      <text:section text:style-name="Sect1" text:name="ZOTERO_BIBL {&quot;uncited&quot;:[],&quot;omitted&quot;:[],&quot;custom&quot;:[]} CSL_BIBLIOGRAPHY RND5NHXaMdoR2">
        <text:p text:style-name="P10">Cicero. (1914). <text:span text:style-name="T3">De finibus bonorum et malorum</text:span>. W. Heinemann.</text:p>
      </text:section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iri" svg:font-family="Amiri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éo Favre</meta:initial-creator>
    <meta:creation-date>2023-03-13T18:08:30.353000000</meta:creation-date>
    <dc:date>2023-03-14T17:46:55.059000000</dc:date>
    <dc:creator>Théo Favre</dc:creator>
    <meta:editing-duration>PT14M19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65" meta:word-count="291" meta:character-count="1643" meta:non-whitespace-character-count="1390"/>
    <meta:user-defined meta:name="ZOTERO_PREF_1">&lt;data data-version="3" zotero-version="6.0.23-beta.5+bc07bf803"&gt;&lt;session id="55eSGNET"/&gt;&lt;style id="http://www.zotero.org/styles/american-psychological-association-7th-edition" locale="es-ES" hasBibliography="1" bibliographyStyleHasBeenSet="1"/&gt;&lt;prefs&gt;&lt;pre</meta:user-defined>
    <meta:user-defined meta:name="ZOTERO_PREF_2">f name="fieldType" value="ReferenceMark"/&gt;&lt;/prefs&gt;&lt;/data&gt;</meta:user-defined>
  </office:meta>
</office:document-meta>
</file>